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8102e" officeooo:paragraph-rsid="0018102e"/>
    </style:style>
    <style:style style:name="P2" style:family="paragraph" style:parent-style-name="Standard">
      <style:paragraph-properties fo:text-align="center" style:justify-single-word="false"/>
      <style:text-properties fo:font-size="16pt" fo:text-shadow="1pt 1pt" fo:font-weight="bold" officeooo:rsid="001374b6" officeooo:paragraph-rsid="0018102e" fo:background-color="transparent" style:font-size-asian="16pt" style:font-weight-asian="bold" style:font-size-complex="16pt" style:font-weight-complex="bold" loext:padding="0cm" loext:border="none" loext:shadow="none"/>
    </style:style>
    <style:style style:name="P3" style:family="paragraph" style:parent-style-name="Standard">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loext:shadow="none"/>
    </style:style>
    <style:style style:name="P4" style:family="paragraph" style:parent-style-name="Standard">
      <style:paragraph-properties fo:text-align="justify" style:justify-single-word="false"/>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loext:shadow="none"/>
    </style:style>
    <style:style style:name="P5" style:family="paragraph" style:parent-style-name="Standard">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style:style>
    <style:style style:name="P6" style:family="paragraph" style:parent-style-name="Standard">
      <style:text-properties fo:color="#0000ff" style:font-name="Times New Roman" fo:font-size="14pt" style:text-underline-style="solid" style:text-underline-width="auto" style:text-underline-color="font-color" fo:font-weight="bold" officeooo:rsid="0015af4b" officeooo:paragraph-rsid="0015af4b" style:font-size-asian="14pt" style:font-weight-asian="bold" style:font-size-complex="14pt" style:font-weight-complex="bold"/>
    </style:style>
    <style:style style:name="P7" style:family="paragraph" style:parent-style-name="Standard">
      <style:text-properties fo:color="#0000ff" style:font-name="Times New Roman" fo:font-size="14pt" style:text-underline-style="solid" style:text-underline-width="auto" style:text-underline-color="font-color" fo:font-weight="bold" officeooo:rsid="0017ae65" officeooo:paragraph-rsid="0017ae65" style:font-size-asian="14pt" style:font-weight-asian="bold" style:font-size-complex="14pt" style:font-weight-complex="bold"/>
    </style:style>
    <style:style style:name="P8" style:family="paragraph" style:parent-style-name="Standard">
      <style:text-properties style:font-name="Times New Roman" officeooo:rsid="0018102e" officeooo:paragraph-rsid="0018102e"/>
    </style:style>
    <style:style style:name="P9" style:family="paragraph" style:parent-style-name="Standard">
      <style:paragraph-properties fo:text-align="justify" style:justify-single-word="false"/>
      <style:text-properties style:font-name="Times New Roman" officeooo:rsid="001374b6" officeooo:paragraph-rsid="001374b6"/>
    </style:style>
    <style:style style:name="P10" style:family="paragraph" style:parent-style-name="Standard">
      <style:text-properties style:font-name="Times New Roman" officeooo:rsid="001374b6" officeooo:paragraph-rsid="001374b6" loext:shadow="none"/>
    </style:style>
    <style:style style:name="P11" style:family="paragraph" style:parent-style-name="Standard">
      <style:text-properties style:font-name="Times New Roman" officeooo:rsid="001374b6" officeooo:paragraph-rsid="001374b6"/>
    </style:style>
    <style:style style:name="P12" style:family="paragraph" style:parent-style-name="Standard">
      <style:paragraph-properties fo:text-align="justify" style:justify-single-word="false"/>
      <style:text-properties style:font-name="Times New Roman" officeooo:rsid="0015af4b" officeooo:paragraph-rsid="0015af4b"/>
    </style:style>
    <style:style style:name="P13" style:family="paragraph" style:parent-style-name="Standard">
      <style:text-properties style:font-name="Times New Roman" officeooo:rsid="0015af4b" officeooo:paragraph-rsid="0015af4b"/>
    </style:style>
    <style:style style:name="P14" style:family="paragraph" style:parent-style-name="Standard">
      <style:text-properties style:font-name="Times New Roman" officeooo:rsid="0017ae65" officeooo:paragraph-rsid="0017ae65"/>
    </style:style>
    <style:style style:name="P15" style:family="paragraph" style:parent-style-name="Standard">
      <style:paragraph-properties fo:text-align="justify" style:justify-single-word="false"/>
      <style:text-properties style:font-name="Times New Roman" officeooo:rsid="0017ae65" officeooo:paragraph-rsid="0017ae65"/>
    </style:style>
    <style:style style:name="P16" style:family="paragraph" style:parent-style-name="Standard">
      <style:paragraph-properties fo:text-align="justify" style:justify-single-word="false"/>
      <style:text-properties style:font-name="Times New Roman" officeooo:rsid="0017ae65" officeooo:paragraph-rsid="0019ff70"/>
    </style:style>
    <style:style style:name="P17" style:family="paragraph" style:parent-style-name="Standard">
      <style:paragraph-properties fo:text-align="center" style:justify-single-word="false"/>
      <style:text-properties style:font-name="Times New Roman" fo:font-size="16pt" fo:text-shadow="1pt 1pt" fo:font-weight="bold" officeooo:rsid="001374b6" officeooo:paragraph-rsid="0018102e" fo:background-color="transparent" style:font-size-asian="16pt" style:font-weight-asian="bold" style:font-size-complex="16pt" style:font-weight-complex="bold" loext:padding="0cm" loext:border="none" loext:shadow="none"/>
    </style:style>
    <style:style style:name="P18" style:family="paragraph" style:parent-style-name="Standard">
      <style:paragraph-properties fo:break-before="column"/>
      <style:text-properties style:font-name="Times New Roman" officeooo:rsid="0017ae65" officeooo:paragraph-rsid="0017ae65"/>
    </style:style>
    <style:style style:name="P19" style:family="paragraph" style:parent-style-name="Standard">
      <style:paragraph-properties fo:break-before="page"/>
      <style:text-properties fo:color="#0000ff" style:font-name="Times New Roman" fo:font-size="14pt" style:text-underline-style="solid" style:text-underline-width="auto" style:text-underline-color="font-color" fo:font-weight="bold" officeooo:rsid="0017ae65" officeooo:paragraph-rsid="0017ae65"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Times New Roman" officeooo:rsid="0017ae65" officeooo:paragraph-rsid="001e37c9"/>
    </style:style>
    <style:style style:name="P21" style:family="paragraph" style:parent-style-name="Standard">
      <style:paragraph-properties fo:text-align="justify" style:justify-single-word="false"/>
      <style:text-properties fo:color="#0000ff" style:font-name="Times New Roman" fo:font-size="14pt" style:text-underline-style="solid" style:text-underline-width="auto" style:text-underline-color="font-color" fo:font-weight="bold" officeooo:rsid="0017ae65" officeooo:paragraph-rsid="001e37c9" style:font-size-asian="14pt" style:font-weight-asian="bold" style:font-size-complex="14pt" style:font-weight-complex="bold"/>
    </style:style>
    <style:style style:name="P22" style:family="paragraph" style:parent-style-name="Footer">
      <style:paragraph-properties fo:text-align="center" style:justify-single-word="false"/>
      <style:text-properties officeooo:paragraph-rsid="00227377"/>
    </style:style>
    <style:style style:name="P23" style:family="paragraph" style:parent-style-name="Footer">
      <style:paragraph-properties fo:text-align="center" style:justify-single-word="false"/>
      <style:text-properties style:font-name="Times New Roman" fo:font-size="8pt" officeooo:paragraph-rsid="00227377" style:font-size-asian="8pt" style:font-size-complex="8pt"/>
    </style:style>
    <style:style style:name="T1" style:family="text">
      <style:text-properties officeooo:rsid="001454ad"/>
    </style:style>
    <style:style style:name="T2" style:family="text">
      <style:text-properties officeooo:rsid="0017ae65"/>
    </style:style>
    <style:style style:name="T3" style:family="text">
      <style:text-properties officeooo:rsid="0018102e"/>
    </style:style>
    <style:style style:name="T4" style:family="text">
      <style:text-properties officeooo:rsid="0019ff70"/>
    </style:style>
    <style:style style:name="T5" style:family="text">
      <style:text-properties officeooo:rsid="001b3f45"/>
    </style:style>
    <style:style style:name="T6" style:family="text">
      <style:text-properties fo:font-style="italic" style:font-style-asian="italic" style:font-style-complex="italic"/>
    </style:style>
    <style:style style:name="T7" style:family="text">
      <style:text-properties fo:font-style="italic" officeooo:rsid="001454ad" style:font-style-asian="italic" style:font-style-complex="italic"/>
    </style:style>
    <style:style style:name="T8" style:family="text">
      <style:text-properties fo:font-style="italic" officeooo:rsid="0018102e" style:font-style-asian="italic" style:font-style-complex="italic"/>
    </style:style>
    <style:style style:name="T9" style:family="text">
      <style:text-properties fo:font-style="italic" officeooo:rsid="0019ff70" style:font-style-asian="italic" style:font-style-complex="italic"/>
    </style:style>
    <style:style style:name="T10" style:family="text">
      <style:text-properties fo:font-style="italic" officeooo:rsid="001e37c9"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color="#333333" fo:font-style="italic" style:font-style-asian="italic" style:font-style-complex="italic"/>
    </style:style>
    <style:style style:name="T13" style:family="text">
      <style:text-properties fo:color="#333333" fo:font-style="italic" officeooo:rsid="001454ad" style:font-style-asian="italic" style:font-style-complex="italic"/>
    </style:style>
    <style:style style:name="T14" style:family="text">
      <style:text-properties fo:color="#333333" fo:font-style="italic" officeooo:rsid="001c753f" style:font-style-asian="italic" style:font-style-complex="italic"/>
    </style:style>
    <style:style style:name="T15" style:family="text">
      <style:text-properties fo:color="#333333" fo:font-style="italic" officeooo:rsid="0019ff70" style:font-style-asian="italic" style:font-style-complex="italic"/>
    </style:style>
    <style:style style:name="T16" style:family="text">
      <style:text-properties fo:color="#333333" fo:font-style="italic" officeooo:rsid="001e37c9" style:font-style-asian="italic" style:font-style-complex="italic"/>
    </style:style>
    <style:style style:name="T17" style:family="text">
      <style:text-properties fo:color="#333333" fo:font-style="italic" officeooo:rsid="00207fe9" style:font-style-asian="italic" style:font-style-complex="italic"/>
    </style:style>
    <style:style style:name="T18" style:family="text">
      <style:text-properties officeooo:rsid="001c753f"/>
    </style:style>
    <style:style style:name="T19" style:family="text">
      <style:text-properties officeooo:rsid="001e37c9"/>
    </style:style>
    <style:style style:name="T20" style:family="text">
      <style:text-properties officeooo:rsid="001f543f"/>
    </style:style>
    <style:style style:name="T21" style:family="text">
      <style:text-properties fo:color="#800000" fo:font-style="italic" officeooo:rsid="001e37c9" style:font-style-asian="italic" style:font-style-complex="italic"/>
    </style:style>
    <style:style style:name="T22" style:family="text">
      <style:text-properties officeooo:rsid="002273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7"><text:span text:style-name="T3">SYSTEME D’EXPLOITATION - </text:span>RAPPORT PROJET :</text:p>
      <text:p text:style-name="P17">PROBLEME PRODUCTEUR/CONSOMMATEUR</text:p>
      <text:p text:style-name="P2"/>
      <text:p text:style-name="P2"/>
      <text:p text:style-name="P10"/>
      <text:p text:style-name="P3">Introduction :</text:p>
      <text:p text:style-name="P4"/>
      <text:p text:style-name="P9"><text:tab/>Ce projet a été réalisé par MARCHAND Charles et PELLICER Marion. Le temps effectif utilisé pour l’élaboration <text:span text:style-name="T5">de ce projet </text:span>est d’environ 3<text:span text:style-name="T20">2h. Nous avons atteints les objectifs 1 à 5.</text:span></text:p>
      <text:p text:style-name="P8"/>
      <text:p text:style-name="P8"/>
      <text:p text:style-name="P5">Objectif 1 :</text:p>
      <text:p text:style-name="P5"/>
      <text:p text:style-name="P9"><text:tab/><text:span text:style-name="T1">L’objectif 1 a nécessité la création de 5 nouvelles classes qui serons réutilisées tout au long du projet et qui ne subiront des modifications plus ou moins légères afin de répondre aux différents objectifs demandés. Nous avons donc implémenté les classes </text:span><text:span text:style-name="T7">Consommateur</text:span><text:span text:style-name="T1">, </text:span><text:span text:style-name="T7">Producteur</text:span><text:span text:style-name="T1">, </text:span><text:span text:style-name="T7">ProdCons</text:span><text:span text:style-name="T1"> (représentatif du tampon), </text:span><text:span text:style-name="T7">MessageX</text:span><text:span text:style-name="T1"> et </text:span><text:span text:style-name="T7">TestProdCons</text:span><text:span text:style-name="T1"> (contenant la méthode main).</text:span></text:p>
      <text:p text:style-name="P9"><text:tab/><text:span text:style-name="T1">Ce premier objectif avait pour but d’implémenter le problème du producteur/consommateur à l’aide de la solution directe des </text:span><text:span text:style-name="T13">wait</text:span><text:span text:style-name="T14">()</text:span><text:span text:style-name="T1"> et </text:span><text:span text:style-name="T13">notify</text:span><text:span text:style-name="T14">()</text:span><text:span text:style-name="T1"> fournit par java. Nous n’avons rencontré aucun problème pour cet objectif d’autant plus que nous avions déjà vu son fonctionnement en cours ainsi qu’en travaux dirigés.</text:span></text:p>
      <text:p text:style-name="P11"/>
      <text:p text:style-name="P11"/>
      <text:p text:style-name="P6">Objectif 2 :</text:p>
      <text:p text:style-name="P6"/>
      <text:p text:style-name="P12"><text:tab/>L’objectif 2 consistait en la reprise de l’objectif 1 à l’aide de nos propres sémaphores. Nous avons donc créer une nouvelle classe <text:span text:style-name="T11">MonSemaphore</text:span> représentant nos propres sémaphores et pour lesquels les méthodes <text:span text:style-name="T12">P()</text:span> (et <text:span text:style-name="T12">V()</text:span>) correspondant aux méthodes <text:span text:style-name="T12">acquire()</text:span> (resp. <text:span text:style-name="T12">release()</text:span>) déjà existentent dans la classe <text:span text:style-name="T6">Semaphore</text:span> fournit par java.</text:p>
      <text:p text:style-name="P12"><text:tab/>Encore une fois c’est une méthode qui a été vue à plusieurs reprises. <text:span text:style-name="T2">Le fait d’implémenter nos propres sémaphores nous a permis de constater que nous avions bien compris le fonctionnement d’un sémaphore.</text:span></text:p>
      <text:p text:style-name="P12"/>
      <text:p text:style-name="P13"/>
      <text:p text:style-name="P7">Objectif 3 :</text:p>
      <text:p text:style-name="P7"/>
      <text:p text:style-name="P14"><text:tab/>Pas grand-chose à dire là dessus.</text:p>
      <text:p text:style-name="P18"/>
      <text:p text:style-name="P19">Objectif 4 :</text:p>
      <text:p text:style-name="P7"/>
      <text:p text:style-name="P15"><text:tab/>Voilà l’objectif qui nous a posé le plus de problèmes. Toutes les heures passées sur le projet sont d<text:span text:style-name="T18">ûes</text:span> à cet objectif. Nous n’avons pas eu le problème de la compréhension du sujet que certains ont pu avoir. Cependant en discutant un peu avec les autres groupes travaillant sur le projet, nous avons constaté qu’aucun des groupes auxquels nous av<text:span text:style-name="T18">i</text:span>ons parlé n’avait implémenté la solution comme nous l’avons fait.</text:p>
      <text:p text:style-name="P16"><text:tab/>Pour répondre à la problématique de l’objectif nous avons opté pour l’ajout d’un sémaphore de 1 propre à chaque <text:span text:style-name="T6">consommateur</text:span> et à chaque <text:span text:style-name="T6">producteur</text:span>. L’intérêt d’un tel sémaphore est de bloquer l’activité de l’acteur auxquel il appartient tant que tous les exemplaires d’un message n’a pas été lu. Plus précisément, celui-ci bloque un producteur tant que le dernier message posé n’a pas été lu autant de fois qu’il le devait et bloque un consommateur tant que le message accessible dans le buffer a déjà été traité par lui.</text:p>
      <text:p text:style-name="P16"><text:span text:style-name="T3"><text:tab/>Pour relacher ce sémaphore au bon moment il nous a fallu fournir à notre classe </text:span><text:span text:style-name="T8">ProdCons</text:span><text:span text:style-name="T3">, une liste d’acteurs qui va stocker tous les acteurs qui sont actuellement en attente d’un release de sémaphore.</text:span></text:p>
      <text:p text:style-name="P20"><text:tab/><text:span text:style-name="T4">Enfin, chaque </text:span><text:span text:style-name="T9">MessageX</text:span><text:span text:style-name="T4"> possède un entier </text:span><text:span text:style-name="T15">nombreDeRepetition</text:span><text:span text:style-name="T4"> qui indique combien de fois celui-ci doit être lu avant d’être retiré du buffer.</text:span></text:p>
      <text:p text:style-name="P20"/>
      <text:p text:style-name="P20"/>
      <text:p text:style-name="P21"><text:span text:style-name="T19">Objectif 5 :</text:span></text:p>
      <text:p text:style-name="P20"><text:span text:style-name="T19"><text:tab/></text:span></text:p>
      <text:p text:style-name="P20"><text:span text:style-name="T19"><text:tab/>Cette objectif demande l’utilisation de la bibliothèque </text:span><text:span text:style-name="T16">java.util.concurrent</text:span><text:span text:style-name="T19"> qui implémente les « Condition ». Nous avons donc repris l’objectif n°3 en remplaçant l’utilisation de nos sémaphores par celle des </text:span><text:span text:style-name="T16">lock</text:span><text:span text:style-name="T17">s</text:span><text:span text:style-name="T19"> et des </text:span><text:span text:style-name="T16">conditions</text:span><text:span text:style-name="T19">. Nous avons vu en TD différentes méthodes qui implémentaient les sémaphores pour simuler une politique de priorité, mais aucun exemple avec des verrous et des conditions, ceci étant dit on retrouve bien la même idée derrière tout ça. Nous nous sommes donc renseignés sur la bibliothèque </text:span><text:span text:style-name="T16">java.util.concurrent</text:span><text:span text:style-name="T19"> et nous sommes aidés des exemples fournis pour implémenter notre solu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102e" officeooo:paragraph-rsid="0018102e"/>
    </style:style>
    <style:style style:name="MP2" style:family="paragraph" style:parent-style-name="Footer">
      <style:paragraph-properties fo:text-align="center" style:justify-single-word="false"/>
      <style:text-properties style:font-name="Times New Roman" fo:font-size="8pt" officeooo:paragraph-rsid="00227377" style:font-size-asian="8pt" style:font-size-complex="8pt"/>
    </style:style>
    <style:style style:name="MP3" style:family="paragraph" style:parent-style-name="Footer">
      <style:paragraph-properties fo:text-align="center" style:justify-single-word="false"/>
      <style:text-properties officeooo:paragraph-rsid="00227377"/>
    </style:style>
    <style:style style:name="MT1" style:family="text">
      <style:text-properties officeooo:rsid="0022737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RCHAND Charles<text:tab/><text:tab/>14/12/2016</text:p>
        <text:p text:style-name="MP1">PELLICER Marion<text:tab/><text:tab/>RICM4</text:p>
      </style:header>
      <style:footer>
        <text:p text:style-name="MP2"><text:span text:style-name="MT1">Projet de SE – 2016/2017</text:span></text:p>
        <text:p text:style-name="MP2"/>
        <text:p text:style-name="MP3"><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3:15:54.236000000</meta:creation-date>
    <dc:date>2016-12-13T20:03:09.929000000</dc:date>
    <meta:editing-duration>PT42M15S</meta:editing-duration>
    <meta:editing-cycles>11</meta:editing-cycles>
    <meta:generator>LibreOffice/5.1.5.2$Windows_x86 LibreOffice_project/7a864d8825610a8c07cfc3bc01dd4fce6a9447e5</meta:generator>
    <meta:document-statistic meta:table-count="0" meta:image-count="0" meta:object-count="0" meta:page-count="2" meta:paragraph-count="24" meta:word-count="560" meta:character-count="3567" meta:non-whitespace-character-count="3014"/>
  </office:meta>
</office:document-meta>
</file>